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635cm" fo:text-indent="1.251cm" style:auto-text-indent="false"/>
    </style:style>
    <style:style style:name="P2" style:family="paragraph" style:parent-style-name="Standard">
      <style:paragraph-properties fo:text-align="start" style:justify-single-word="false"/>
      <style:text-properties style:font-name-complex="Arial"/>
    </style:style>
    <style:style style:name="P3" style:family="paragraph" style:parent-style-name="Standard">
      <style:paragraph-properties fo:margin-left="0cm" fo:margin-right="0cm" fo:line-height="100%" fo:text-indent="0cm" style:auto-text-indent="false"/>
      <style:text-properties fo:color="#ff0000" style:font-name-complex="Arial"/>
    </style:style>
    <style:style style:name="P4" style:family="paragraph" style:parent-style-name="Standard">
      <style:paragraph-properties fo:margin-left="0cm" fo:margin-right="0cm" fo:margin-top="0.635cm" fo:margin-bottom="0.635cm" loext:contextual-spacing="false" fo:text-indent="0cm" style:auto-text-indent="false"/>
    </style:style>
    <style:style style:name="P5"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6"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style:font-weight-asian="bold" style:font-name-complex="Arial" style:font-weight-complex="bold"/>
    </style:style>
    <style:style style:name="P7"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style:font-name-complex="Arial"/>
    </style:style>
    <style:style style:name="P8" style:family="paragraph" style:parent-style-name="Normal_20__28_Web_29_">
      <style:paragraph-properties fo:margin-left="0cm" fo:margin-right="0cm" fo:text-indent="0cm" style:auto-text-indent="false"/>
      <style:text-properties style:font-name="Arial" fo:language="pt" fo:country="BR" style:font-name-complex="Arial" style:font-weight-complex="bold"/>
    </style:style>
    <style:style style:name="P9" style:family="paragraph" style:parent-style-name="Standard">
      <style:paragraph-properties fo:margin-left="0.349cm" fo:margin-right="0cm" fo:line-height="100%" fo:text-indent="-0.349cm" style:auto-text-indent="false"/>
    </style:style>
    <style:style style:name="P10" style:family="paragraph" style:parent-style-name="Normal_20__28_Web_29_">
      <style:text-properties style:font-name="Arial" fo:language="pt" fo:country="BR" style:font-name-complex="Arial"/>
    </style:style>
    <style:style style:name="P11"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12" style:family="paragraph" style:parent-style-name="Standard">
      <style:paragraph-properties fo:margin-left="0cm" fo:margin-right="0cm" fo:margin-top="0.635cm" fo:margin-bottom="0.635cm" loext:contextual-spacing="false" fo:text-align="center" style:justify-single-word="false" fo:text-indent="0cm" style:auto-text-indent="false">
        <style:tab-stops>
          <style:tab-stop style:position="1.588cm"/>
        </style:tab-stops>
      </style:paragraph-properties>
      <style:text-properties fo:font-weight="bold" style:font-weight-asian="bold" style:font-name-complex="Arial" style:font-weight-complex="bold"/>
    </style:style>
    <style:style style:name="P13" style:family="paragraph" style:parent-style-name="Standard">
      <style:paragraph-properties fo:margin-left="0cm" fo:margin-right="0cm" fo:text-align="end" style:justify-single-word="false" fo:text-indent="0cm" style:auto-text-indent="false"/>
      <style:text-properties fo:color="#000000" style:font-name-complex="Arial"/>
    </style:style>
    <style:style style:name="P14" style:family="paragraph" style:parent-style-name="Standard">
      <style:paragraph-properties fo:margin-left="0cm" fo:margin-right="0cm" fo:text-align="center" style:justify-single-word="false" fo:text-indent="0cm" style:auto-text-indent="false"/>
      <style:text-properties fo:font-weight="bold" officeooo:rsid="002225e5" officeooo:paragraph-rsid="002225e5" style:font-weight-asian="bold" style:font-name-complex="Arial" style:font-weight-complex="bold"/>
    </style:style>
    <style:style style:name="P15" style:family="paragraph" style:parent-style-name="Standard">
      <style:paragraph-properties fo:margin-left="0cm" fo:margin-right="0cm" fo:text-indent="0cm" style:auto-text-indent="false"/>
      <style:text-properties officeooo:paragraph-rsid="0029adb1" style:font-name-complex="Arial"/>
    </style:style>
    <style:style style:name="P16" style:family="paragraph" style:parent-style-name="Standard">
      <style:text-properties fo:color="#ff0000" officeooo:rsid="001ab9e2" officeooo:paragraph-rsid="001ab9e2" style:font-name-complex="Arial" style:font-weight-complex="bold"/>
    </style:style>
    <style:style style:name="P17" style:family="paragraph" style:parent-style-name="Standard">
      <style:paragraph-properties fo:text-align="end" style:justify-single-word="false"/>
      <style:text-properties officeooo:paragraph-rsid="001ca7d8"/>
    </style:style>
    <style:style style:name="P18" style:family="paragraph" style:parent-style-name="Standard">
      <style:text-properties officeooo:rsid="0024cd72" officeooo:paragraph-rsid="00283199"/>
    </style:style>
    <style:style style:name="P19" style:family="paragraph" style:parent-style-name="Standard">
      <style:text-properties style:font-name="Arial" fo:font-size="12pt"/>
    </style:style>
    <style:style style:name="P20" style:family="paragraph" style:parent-style-name="Standard">
      <style:paragraph-properties fo:margin-left="0cm" fo:margin-right="0.445cm" fo:line-height="100%" fo:text-indent="0cm" style:auto-text-indent="false"/>
      <style:text-properties style:font-name-complex="Arial"/>
    </style:style>
    <style:style style:name="P21" style:family="paragraph" style:parent-style-name="Standard">
      <style:paragraph-properties fo:margin-top="0cm" fo:margin-bottom="0.247cm" loext:contextual-spacing="false" fo:line-height="120%"/>
      <style:text-properties style:font-name="Arial" fo:font-size="12pt"/>
    </style:style>
    <style:style style:name="P22" style:family="paragraph" style:parent-style-name="ANEXO" style:master-page-name="Standard">
      <style:paragraph-properties style:page-number="auto"/>
      <style:text-properties officeooo:rsid="002108b8" officeooo:paragraph-rsid="002108b8" style:font-name-complex="Arial"/>
    </style:style>
    <style:style style:name="T1" style:family="text">
      <style:text-properties style:font-name-complex="Arial"/>
    </style:style>
    <style:style style:name="T2" style:family="text">
      <style:text-properties officeooo:rsid="0026cb6b" style:font-name-complex="Arial"/>
    </style:style>
    <style:style style:name="T3" style:family="text">
      <style:text-properties officeooo:rsid="00283199" style:font-name-complex="Arial"/>
    </style:style>
    <style:style style:name="T4" style:family="text">
      <style:text-properties fo:font-size="10pt" style:font-name-asian="Arial" style:font-size-asian="10pt" style:font-name-complex="Arial" style:font-size-complex="10pt"/>
    </style:style>
    <style:style style:name="T5" style:family="text">
      <style:text-properties fo:font-size="10pt" fo:font-style="italic" officeooo:rsid="001df25b" style:font-name-asian="Arial" style:font-size-asian="10pt" style:font-style-asian="italic" style:font-name-complex="Arial" style:font-size-complex="10pt"/>
    </style:style>
    <style:style style:name="T6" style:family="text">
      <style:text-properties fo:font-size="10pt" fo:font-style="italic" officeooo:rsid="002841ed" style:font-name-asian="Arial" style:font-size-asian="10pt" style:font-style-asian="italic" style:font-name-complex="Arial" style:font-size-complex="10pt"/>
    </style:style>
    <style:style style:name="T7" style:family="text">
      <style:text-properties fo:font-style="italic" officeooo:rsid="001cfac5"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name-complex="Arial" style:font-weight-complex="bold"/>
    </style:style>
    <style:style style:name="T10" style:family="text">
      <style:text-properties fo:color="#000000" style:font-name-complex="Arial"/>
    </style:style>
    <style:style style:name="T11" style:family="text">
      <style:text-properties fo:color="#000000" officeooo:rsid="001df25b" style:font-name-asian="Arial" style:font-name-complex="Arial"/>
    </style:style>
    <style:style style:name="T12" style:family="text">
      <style:text-properties style:font-name="Arial" fo:letter-spacing="-0.004cm" fo:language="pt" fo:country="BR" style:font-name-complex="Arial"/>
    </style:style>
    <style:style style:name="T13" style:family="text">
      <style:text-properties style:font-name="Arial" fo:language="pt" fo:country="BR" style:font-name-complex="Arial"/>
    </style:style>
    <style:style style:name="T14" style:family="text">
      <style:text-properties officeooo:rsid="001cfac5"/>
    </style:style>
    <style:style style:name="T15" style:family="text">
      <style:text-properties officeooo:rsid="002363d5"/>
    </style:style>
    <style:style style:name="T16" style:family="text">
      <style:text-properties officeooo:rsid="0024cd72"/>
    </style:style>
    <style:style style:name="T17" style:family="text">
      <style:text-properties style:text-position="0% 100%" officeooo:rsid="0026cb6b" style:font-name-complex="Arial"/>
    </style:style>
    <style:style style:name="T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RQB30 – Modelagem da Informação da Cidade.</text:p>
      <text:p text:style-name="P14"><text:span text:style-name="T16">O Eco Sistema Python de </text:span>Ferramentas <text:span text:style-name="T16">para</text:span> Georreferenciamento, <text:span text:style-name="T15">Aquisição e Manipulação de Dados Espaciais</text:span>.</text:p>
      <text:p text:style-name="P17"><text:span text:style-name="T11"/></text:p>
      <text:p text:style-name="P17"><text:span text:style-name="T11">Fernando Ferraz Ribeiro</text:span><text:span text:style-name="Footnote_20_Symbol"><text:span text:style-name="T10"><text:note text:id="ftn1" text:note-class="footnote"><text:note-citation>1</text:note-citation><text:note-body><text:p text:style-name="P9"><text:span text:style-name="T4"><text:s/></text:span><text:span text:style-name="T5">Fernando Ferraz Ribeiro. Arquiteto e Urbanista, Mestre em </text:span><text:span text:style-name="T6">M</text:span><text:span text:style-name="T5">odelagem </text:span><text:span text:style-name="T6">C</text:span><text:span text:style-name="T5">omputacional.Professor na UFBA – Faculdade de Arquitetura.</text:span></text:p></text:note-body></text:note></text:span></text:span></text:p>
      <text:p text:style-name="P13"/>
      <text:p text:style-name="P20">Resumo: O resumo deve apresentar </text:p>
      <text:p text:style-name="P2"/>
      <text:p text:style-name="P15">Palavras-chave: <text:span text:style-name="T14">GIS. BIM. CIM. Ciência de Dados. Python.</text:span></text:p>
      <text:p text:style-name="P3"/>
      <text:p text:style-name="P4"><text:span text:style-name="T9">1 INTRODUÇÃO</text:span></text:p>
      <text:p text:style-name="P18"><text:span text:style-name="T1">A aquisição, manipulação, armazenamento e criação de valor a partir de dados vem sendo reconhecida como uma das grandes contribuições da computação <text:s/>atual para o desenvolvimento do conhecimento humano. </text:span><text:span text:style-name="T2">No campo dos dados geoespaciais não tem sido diferente. A academia e a prática vem produzindo e discutindo aplicações da Ciência de Dados </text:span><text:span text:style-name="T3">na </text:span><text:span text:style-name="T2">prestação de serviços para os moradores e visitantes </text:span><text:reference-mark-start text:name="ADDIN CSL_CITATION {&quot;mendeley&quot;: {&quot;plainTextFormattedCitation&quot;: &quot;(LIM; KIM; MAGLIO, 2018)&quot;, &quot;previouslyFormattedCitation&quot;: &quot;(LIM; KIM; MAGLIO, 2018)&quot;, &quot;formattedCitation&quot;: &quot;(LIM; KIM; MAGLIO, 2018)&quot;}, &quot;schema&quot;: &quot;https://github.com/citation-style-language/schema/raw/master/csl-citation.json&quot;, &quot;citationItems&quot;: [{&quot;uris&quot;: [&quot;http://www.mendeley.com/documents/?uuid=a8ac371c-667d-44b7-b6c7-ce224d54f9ac&quot;], &quot;itemData&quot;: {&quot;ISSN&quot;: &quot;0264-2751&quot;, &quot;container-title&quot;: &quot;Cities&quot;, &quot;title&quot;: &quot;Smart cities with big data: Reference models, challenges, and considerations&quot;, &quot;id&quot;: &quot;ITEM-1&quot;, &quot;DOI&quot;: &quot;10.1016/J.CITIES.2018.04.011&quot;, &quot;author&quot;: [{&quot;dropping-particle&quot;: &quot;&quot;, &quot;non-dropping-particle&quot;: &quot;&quot;, &quot;parse-names&quot;: false, &quot;family&quot;: &quot;Lim&quot;, &quot;suffix&quot;: &quot;&quot;, &quot;given&quot;: &quot;Chiehyeon&quot;}, {&quot;dropping-particle&quot;: &quot;&quot;, &quot;non-dropping-particle&quot;: &quot;&quot;, &quot;parse-names&quot;: false, &quot;family&quot;: &quot;Kim&quot;, &quot;suffix&quot;: &quot;&quot;, &quot;given&quot;: &quot;Kwang-Jae&quot;}, {&quot;dropping-particle&quot;: &quot;&quot;, &quot;non-dropping-particle&quot;: &quot;&quot;, &quot;parse-names&quot;: false, &quot;family&quot;: &quot;Maglio&quot;, &quot;suffix&quot;: &quot;&quot;, &quot;given&quot;: &quot;Paul P.&quot;}], &quot;editor&quot;: [{&quot;dropping-particle&quot;: &quot;&quot;, &quot;non-dropping-particle&quot;: &quot;&quot;, &quot;parse-names&quot;: false, &quot;family&quot;: &quot;Lim&quot;, &quot;suffix&quot;: &quot;&quot;, &quot;given&quot;: &quot;Chiehyeon&quot;}, {&quot;dropping-particle&quot;: &quot;&quot;, &quot;non-dropping-particle&quot;: &quot;&quot;, &quot;parse-names&quot;: false, &quot;family&quot;: &quot;Kim&quot;, &quot;suffix&quot;: &quot;&quot;, &quot;given&quot;: &quot;Kwang-Jae&quot;}, {&quot;dropping-particle&quot;: &quot;&quot;, &quot;non-dropping-particle&quot;: &quot;&quot;, &quot;parse-names&quot;: false, &quot;family&quot;: &quot;Maglio&quot;, &quot;suffix&quot;: &quot;&quot;, &quot;given&quot;: &quot;Paul P.&quot;}], &quot;ISBN&quot;: &quot;9781118876053&quot;, &quot;type&quot;: &quot;article-journal&quot;, &quot;issued&quot;: {&quot;date-parts&quot;: [[&quot;2018&quot;, &quot;5&quot;, &quot;26&quot;]]}, &quot;publisher&quot;: &quot;Pergamon&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d&quot;: &quot;ITEM-1&quot;}], &quot;properties&quot;: {&quot;noteIndex&quot;: 0}} RND8o47BP1B2e"/><text:span text:style-name="T17">(LIM; KIM; MAGLIO, 2018)</text:span><text:reference-mark-end text:name="ADDIN CSL_CITATION {&quot;mendeley&quot;: {&quot;plainTextFormattedCitation&quot;: &quot;(LIM; KIM; MAGLIO, 2018)&quot;, &quot;previouslyFormattedCitation&quot;: &quot;(LIM; KIM; MAGLIO, 2018)&quot;, &quot;formattedCitation&quot;: &quot;(LIM; KIM; MAGLIO, 2018)&quot;}, &quot;schema&quot;: &quot;https://github.com/citation-style-language/schema/raw/master/csl-citation.json&quot;, &quot;citationItems&quot;: [{&quot;uris&quot;: [&quot;http://www.mendeley.com/documents/?uuid=a8ac371c-667d-44b7-b6c7-ce224d54f9ac&quot;], &quot;itemData&quot;: {&quot;ISSN&quot;: &quot;0264-2751&quot;, &quot;container-title&quot;: &quot;Cities&quot;, &quot;title&quot;: &quot;Smart cities with big data: Reference models, challenges, and considerations&quot;, &quot;id&quot;: &quot;ITEM-1&quot;, &quot;DOI&quot;: &quot;10.1016/J.CITIES.2018.04.011&quot;, &quot;author&quot;: [{&quot;dropping-particle&quot;: &quot;&quot;, &quot;non-dropping-particle&quot;: &quot;&quot;, &quot;parse-names&quot;: false, &quot;family&quot;: &quot;Lim&quot;, &quot;suffix&quot;: &quot;&quot;, &quot;given&quot;: &quot;Chiehyeon&quot;}, {&quot;dropping-particle&quot;: &quot;&quot;, &quot;non-dropping-particle&quot;: &quot;&quot;, &quot;parse-names&quot;: false, &quot;family&quot;: &quot;Kim&quot;, &quot;suffix&quot;: &quot;&quot;, &quot;given&quot;: &quot;Kwang-Jae&quot;}, {&quot;dropping-particle&quot;: &quot;&quot;, &quot;non-dropping-particle&quot;: &quot;&quot;, &quot;parse-names&quot;: false, &quot;family&quot;: &quot;Maglio&quot;, &quot;suffix&quot;: &quot;&quot;, &quot;given&quot;: &quot;Paul P.&quot;}], &quot;editor&quot;: [{&quot;dropping-particle&quot;: &quot;&quot;, &quot;non-dropping-particle&quot;: &quot;&quot;, &quot;parse-names&quot;: false, &quot;family&quot;: &quot;Lim&quot;, &quot;suffix&quot;: &quot;&quot;, &quot;given&quot;: &quot;Chiehyeon&quot;}, {&quot;dropping-particle&quot;: &quot;&quot;, &quot;non-dropping-particle&quot;: &quot;&quot;, &quot;parse-names&quot;: false, &quot;family&quot;: &quot;Kim&quot;, &quot;suffix&quot;: &quot;&quot;, &quot;given&quot;: &quot;Kwang-Jae&quot;}, {&quot;dropping-particle&quot;: &quot;&quot;, &quot;non-dropping-particle&quot;: &quot;&quot;, &quot;parse-names&quot;: false, &quot;family&quot;: &quot;Maglio&quot;, &quot;suffix&quot;: &quot;&quot;, &quot;given&quot;: &quot;Paul P.&quot;}], &quot;ISBN&quot;: &quot;9781118876053&quot;, &quot;type&quot;: &quot;article-journal&quot;, &quot;issued&quot;: {&quot;date-parts&quot;: [[&quot;2018&quot;, &quot;5&quot;, &quot;26&quot;]]}, &quot;publisher&quot;: &quot;Pergamon&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d&quot;: &quot;ITEM-1&quot;}], &quot;properties&quot;: {&quot;noteIndex&quot;: 0}} RND8o47BP1B2e"/><text:span text:style-name="T2">⁠, no monitoramento do trânsito </text:span><text:reference-mark-start text:name="ADDIN CSL_CITATION {&quot;mendeley&quot;: {&quot;plainTextFormattedCitation&quot;: &quot;(BERMUDEZ-EDO; BARNAGHI; MOESSNER, 2018)&quot;, &quot;previouslyFormattedCitation&quot;: &quot;(BERMUDEZ-EDO; BARNAGHI; MOESSNER, 2018)&quot;, &quot;formattedCitation&quot;: &quot;(BERMUDEZ-EDO; BARNAGHI; MOESSNER, 2018)&quot;}, &quot;schema&quot;: &quot;https://github.com/citation-style-language/schema/raw/master/csl-citation.json&quot;, &quot;citationItems&quot;: [{&quot;uris&quot;: [&quot;http://www.mendeley.com/documents/?uuid=743659be-576c-4dcf-86fb-4a8eff9369f0&quot;], &quot;itemData&quot;: {&quot;container-title&quot;: &quot;Automation in Construction&quot;, &quot;page&quot;: &quot;87-100&quot;, &quot;title&quot;: &quot;Analysing real world data streams with spatio-temporal correlations: Entropy vs. Pearson correlation&quot;, &quot;id&quot;: &quot;ITEM-1&quot;, &quot;DOI&quot;: &quot;10.1016/j.autcon.2017.12.036&quot;, &quot;author&quot;: [{&quot;dropping-particle&quot;: &quot;&quot;, &quot;non-dropping-particle&quot;: &quot;&quot;, &quot;parse-names&quot;: false, &quot;family&quot;: &quot;Bermudez-Edo&quot;, &quot;suffix&quot;: &quot;&quot;, &quot;given&quot;: &quot;Maria&quot;}, {&quot;dropping-particle&quot;: &quot;&quot;, &quot;non-dropping-particle&quot;: &quot;&quot;, &quot;parse-names&quot;: false, &quot;family&quot;: &quot;Barnaghi&quot;, &quot;suffix&quot;: &quot;&quot;, &quot;given&quot;: &quot;Payam&quot;}, {&quot;dropping-particle&quot;: &quot;&quot;, &quot;non-dropping-particle&quot;: &quot;&quot;, &quot;parse-names&quot;: false, &quot;family&quot;: &quot;Moessner&quot;, &quot;suffix&quot;: &quot;&quot;, &quot;given&quot;: &quot;Klaus&quot;}], &quot;volume&quot;: &quot;88&quot;, &quot;issue&quot;: &quot;May 2017&quot;, &quot;type&quot;: &quot;article-journal&quot;, &quot;issued&quot;: {&quot;date-parts&quot;: [[&quot;2018&quot;]]}, &quot;ISSN&quot;: &quot;09265805&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id&quot;: &quot;ITEM-1&quot;}], &quot;properties&quot;: {&quot;noteIndex&quot;: 0}} RNDuqARIbKQI8"/><text:span text:style-name="T17">(BERMUDEZ-EDO; BARNAGHI; MOESSNER, 2018)</text:span><text:reference-mark-end text:name="ADDIN CSL_CITATION {&quot;mendeley&quot;: {&quot;plainTextFormattedCitation&quot;: &quot;(BERMUDEZ-EDO; BARNAGHI; MOESSNER, 2018)&quot;, &quot;previouslyFormattedCitation&quot;: &quot;(BERMUDEZ-EDO; BARNAGHI; MOESSNER, 2018)&quot;, &quot;formattedCitation&quot;: &quot;(BERMUDEZ-EDO; BARNAGHI; MOESSNER, 2018)&quot;}, &quot;schema&quot;: &quot;https://github.com/citation-style-language/schema/raw/master/csl-citation.json&quot;, &quot;citationItems&quot;: [{&quot;uris&quot;: [&quot;http://www.mendeley.com/documents/?uuid=743659be-576c-4dcf-86fb-4a8eff9369f0&quot;], &quot;itemData&quot;: {&quot;container-title&quot;: &quot;Automation in Construction&quot;, &quot;page&quot;: &quot;87-100&quot;, &quot;title&quot;: &quot;Analysing real world data streams with spatio-temporal correlations: Entropy vs. Pearson correlation&quot;, &quot;id&quot;: &quot;ITEM-1&quot;, &quot;DOI&quot;: &quot;10.1016/j.autcon.2017.12.036&quot;, &quot;author&quot;: [{&quot;dropping-particle&quot;: &quot;&quot;, &quot;non-dropping-particle&quot;: &quot;&quot;, &quot;parse-names&quot;: false, &quot;family&quot;: &quot;Bermudez-Edo&quot;, &quot;suffix&quot;: &quot;&quot;, &quot;given&quot;: &quot;Maria&quot;}, {&quot;dropping-particle&quot;: &quot;&quot;, &quot;non-dropping-particle&quot;: &quot;&quot;, &quot;parse-names&quot;: false, &quot;family&quot;: &quot;Barnaghi&quot;, &quot;suffix&quot;: &quot;&quot;, &quot;given&quot;: &quot;Payam&quot;}, {&quot;dropping-particle&quot;: &quot;&quot;, &quot;non-dropping-particle&quot;: &quot;&quot;, &quot;parse-names&quot;: false, &quot;family&quot;: &quot;Moessner&quot;, &quot;suffix&quot;: &quot;&quot;, &quot;given&quot;: &quot;Klaus&quot;}], &quot;volume&quot;: &quot;88&quot;, &quot;issue&quot;: &quot;May 2017&quot;, &quot;type&quot;: &quot;article-journal&quot;, &quot;issued&quot;: {&quot;date-parts&quot;: [[&quot;2018&quot;]]}, &quot;ISSN&quot;: &quot;09265805&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id&quot;: &quot;ITEM-1&quot;}], &quot;properties&quot;: {&quot;noteIndex&quot;: 0}} RNDuqARIbKQI8"/><text:span text:style-name="T2">⁠ e n</text:span><text:span text:style-name="T3">o planejamento das cidades</text:span><text:span text:style-name="T2"> </text:span><text:reference-mark-start text:name="ADDIN CSL_CITATION {&quot;mendeley&quot;: {&quot;plainTextFormattedCitation&quot;: &quot;(OSMAN, 2019)&quot;, &quot;formattedCitation&quot;: &quot;(OSMAN, 2019)&quot;}, &quot;schema&quot;: &quot;https://github.com/citation-style-language/schema/raw/master/csl-citation.json&quot;, &quot;citationItems&quot;: [{&quot;uris&quot;: [&quot;http://www.mendeley.com/documents/?uuid=ba877f52-96ef-46ea-9888-52616653e91b&quot;], &quot;itemData&quot;: {&quot;author&quot;: [{&quot;dropping-particle&quot;: &quot;&quot;, &quot;non-dropping-particle&quot;: &quot;&quot;, &quot;parse-names&quot;: false, &quot;family&quot;: &quot;Osman&quot;, &quot;suffix&quot;: &quot;&quot;, &quot;given&quot;: &quot;Ahmed M Shahat&quot;}], &quot;container-title&quot;: &quot;Future Generation Computer Systems&quot;, &quot;volume&quot;: &quot;91&quot;, &quot;DOI&quot;: &quot;https://doi.org/10.1016/j.future.2018.06.046&quot;, &quot;page&quot;: &quot;620-633&quot;, &quot;title&quot;: &quot;A novel big data analytics framework for smart cities&quot;, &quot;type&quot;: &quot;article-journal&quot;, &quot;id&quot;: &quot;ITEM-1&quot;, &quot;issued&quot;: {&quot;date-parts&quot;: [[&quot;2019&quot;]]}, &quot;ISSN&quot;: &quot;0167-739X&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d&quot;: &quot;ITEM-1&quot;}], &quot;properties&quot;: {&quot;noteIndex&quot;: 0}} RNDmWsO9axFx0"/><text:span text:style-name="T17">(OSMAN, 2019)</text:span><text:reference-mark-end text:name="ADDIN CSL_CITATION {&quot;mendeley&quot;: {&quot;plainTextFormattedCitation&quot;: &quot;(OSMAN, 2019)&quot;, &quot;formattedCitation&quot;: &quot;(OSMAN, 2019)&quot;}, &quot;schema&quot;: &quot;https://github.com/citation-style-language/schema/raw/master/csl-citation.json&quot;, &quot;citationItems&quot;: [{&quot;uris&quot;: [&quot;http://www.mendeley.com/documents/?uuid=ba877f52-96ef-46ea-9888-52616653e91b&quot;], &quot;itemData&quot;: {&quot;author&quot;: [{&quot;dropping-particle&quot;: &quot;&quot;, &quot;non-dropping-particle&quot;: &quot;&quot;, &quot;parse-names&quot;: false, &quot;family&quot;: &quot;Osman&quot;, &quot;suffix&quot;: &quot;&quot;, &quot;given&quot;: &quot;Ahmed M Shahat&quot;}], &quot;container-title&quot;: &quot;Future Generation Computer Systems&quot;, &quot;volume&quot;: &quot;91&quot;, &quot;DOI&quot;: &quot;https://doi.org/10.1016/j.future.2018.06.046&quot;, &quot;page&quot;: &quot;620-633&quot;, &quot;title&quot;: &quot;A novel big data analytics framework for smart cities&quot;, &quot;type&quot;: &quot;article-journal&quot;, &quot;id&quot;: &quot;ITEM-1&quot;, &quot;issued&quot;: {&quot;date-parts&quot;: [[&quot;2019&quot;]]}, &quot;ISSN&quot;: &quot;0167-739X&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d&quot;: &quot;ITEM-1&quot;}], &quot;properties&quot;: {&quot;noteIndex&quot;: 0}} RNDmWsO9axFx0"/><text:span text:style-name="T2">⁠.</text:span></text:p>
      <text:p text:style-name="P18"><text:span text:style-name="T2"/></text:p>
      <text:p text:style-name="P18"><text:span text:style-name="T2"/></text:p>
      <text:p text:style-name="P4"><text:span text:style-name="T9">2 REFERENCIAL TEÓRICO / DESENVOLVIMENTO</text:span><text:span text:style-name="T1"> </text:span></text:p>
      <text:p text:style-name="Normal_20__28_Web_29_"><text:span text:style-name="T12">O desenvolvimento é a parte principal do artigo, em que são reveladas, de forma organizada e pormenorizada, as ideias apresentadas. Pode ser subdividido em capítulos e subcapítulos, dependendo da forma de abordagem do tema e </text:span><text:span text:style-name="T13">seguir a NBR 6024:2003 - Numeração progressiva das seções de um documento.</text:span></text:p>
      <text:p text:style-name="P10"><text:soft-page-break/></text:p>
      <text:p text:style-name="P6">2.1 Divisão do Capítulo</text:p>
      <text:p text:style-name="P8"><text:tab/>Varia, em função da abordagem do tema.</text:p>
      <text:p text:style-name="P7">2.1.1 Divisão do Subcapítulo</text:p>
      <text:p text:style-name="P8"><text:tab/>Varia, em função da abordagem do tema.</text:p>
      <text:p text:style-name="P6">3 CONCLUSÃO </text:p>
      <text:p text:style-name="P10">Parte final do artigo, na qual se apresentam as conclusões correspondentes aos objetivos e às hipóteses.</text:p>
      <text:p text:style-name="P5"/>
      <text:p text:style-name="P5">REFERÊNCIAS </text:p>
      <text:p text:style-name="P16"><text:s/></text:p>
      <text:section text:style-name="Sect1" text:name="ADDIN Mendeley Bibliography CSL_BIBLIOGRAPHY  RNDCR0qg0bQgx">
        <text:p text:style-name="P21">BERMUDEZ-EDO, M.; BARNAGHI, P.; MOESSNER, K. Analysing real world data streams with spatio-temporal correlations: Entropy vs. Pearson correlation. <text:span text:style-name="T8">Automation in Construction</text:span>, v. 88, n. May 2017, p. 87–100, 2018. </text:p>
        <text:p text:style-name="P21">LIM, C.; KIM, K.-J.; MAGLIO, P. P. Smart cities with big data: Reference models, challenges, and considerations. <text:span text:style-name="T8">Cities</text:span>, 26 May 2018. </text:p>
        <text:p text:style-name="P19">OSMAN, A. M. S. A novel big data analytics framework for smart cities. <text:span text:style-name="T8">Future Generation Computer Systems</text:span>, v. 91, p. 620–633, 2019. </text:p>
      </text:section>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none" fo:country="none" style:font-size-asian="11pt" style:language-asian="none" style:country-asian="non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padding="0.035cm" fo:border="0.74pt solid #000000"/>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CITAÇÃO" style:family="paragraph" style:parent-style-name="Standard" style:next-style-name="Standard">
      <style:paragraph-properties fo:margin-left="4.001cm" fo:margin-right="0cm" fo:margin-top="0.635cm" fo:margin-bottom="0.635cm" loext:contextual-spacing="false" fo:text-align="justify" style:justify-single-word="false" fo:text-indent="1.25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name-complex="Times New Roman" style:font-family-complex="'Times New Roman'" style:font-family-generic-complex="roman" style:font-pitch-complex="variable"/>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none" style:country-asian="none"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1.27cm" fo:margin-bottom="1.27cm" loext:contextual-spacing="false" fo:text-align="justify" style:justify-single-word="false" fo:text-indent="1.251cm" style:auto-text-indent="false"/>
      <style:text-properties style:font-name="Arial" fo:font-family="Arial" style:font-family-generic="swiss" style:font-pitch="variable" fo:language="none" fo:country="none" style:font-name-complex="Arial" style:font-family-complex="Arial" style:font-family-generic-complex="swiss" style:font-pitch-complex="variable"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default-outline-level="" style:list-style-name="">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default-outline-level="" style:list-style-name="">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default-outline-level="1" style:list-style-name="">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default-outline-level="1" style:list-style-name="">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none" style:country-asian="none"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default-outline-level="1" style:list-style-name="">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default-outline-level="3"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default-outline-level="2"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Heading">
      <style:paragraph-properties fo:margin-left="0cm" fo:margin-right="0cm" fo:text-align="start" style:justify-single-word="false" fo:text-indent="0cm" style:auto-text-indent="false"/>
      <style:text-properties fo:text-transform="uppercase" fo:language="none" fo:country="none" fo:font-weight="normal" style:language-asian="none" style:country-asian="none" style:font-weight-asian="normal"/>
    </style:style>
    <style:style style:name="TÍTULO_20_PRINCIPAL_20_MC" style:display-name="TÍTULO PRINCIPAL MC" style:family="paragraph" style:parent-style-name="Standard" style:default-outline-level="1" style:list-style-name="">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default-outline-level="" style:list-style-name=""/>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Citação_20_Intensa" style:display-name="Citação Intensa" style:family="paragraph" style:parent-style-name="Standard" style:next-style-name="Standard">
      <style:paragraph-properties fo:margin-left="1.27cm" fo:margin-right="1.27cm" fo:text-indent="1.251cm" style:auto-text-indent="false"/>
      <style:text-properties fo:language="en" fo:country="US" fo:font-style="italic" style:font-style-asian="italic" style:font-name-complex="Calibri" style:font-family-complex="Calibri" style:font-family-generic-complex="swiss" style:font-pitch-complex="variable" style:font-size-complex="11pt" style:language-complex="en" style:country-complex="US"/>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6">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default-outline-level="5" style:list-style-name="">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default-outline-level="" style:list-style-name="">
      <style:text-properties style:font-size-complex="10pt" style:font-weight-complex="normal"/>
    </style:style>
    <style:style style:name="TÍTULO_20_3" style:display-name="TÍTULO 3" style:family="paragraph" style:parent-style-name="Normal_20__28_Web_29_" style:next-style-name="Standard" style:default-outline-level="3" style:list-style-name="">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default-outline-level="" style:list-style-name="">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default-outline-level="9" style:list-style-name=""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default-outline-level="" style:list-style-name="">
      <style:text-properties style:font-name="Cambria" fo:font-family="Cambria" style:font-family-generic="roman" style:font-pitch="variable" fo:font-size="16pt" fo:language="none" fo:country="none" style:text-underline-style="solid" style:text-underline-width="auto" style:text-underline-color="font-color" style:font-size-asian="16pt" style:font-name-complex="Times New Roman" style:font-family-complex="'Times New Roman'" style:font-family-generic-complex="roman" style:font-pitch-complex="variable" style:font-weight-complex="normal"/>
    </style:style>
    <style:style style:name="Título_20_Principal" style:display-name="Título Principal" style:family="paragraph" style:parent-style-name="Heading_20_1" style:default-outline-level="" style:list-style-name="">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default-outline-level="1" style:list-style-name="">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default-outline-level="1" style:list-style-name="">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padding="0.035cm" fo:border="0.51pt solid #000000"/>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Heading">
      <style:paragraph-properties fo:margin-left="0cm" fo:margin-right="0cm" fo:line-height="100%" fo:text-indent="0cm" style:auto-text-indent="false"/>
      <style:text-properties fo:language="none" fo:country="none" fo:font-weight="normal" style:language-asian="none" style:country-asian="none" style:font-weight-asian="normal" style:font-name-complex="Times New Roman" style:font-family-complex="'Times New Roman'" style:font-family-generic-complex="roman" style:font-pitch-complex="variable" style:font-size-complex="10pt" style:font-weight-complex="normal"/>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default-outline-level="" style:list-style-name="">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default-outline-level="" style:list-style-name="">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default-outline-level="1" style:list-style-name="">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default-outline-level="1" style:list-style-name="">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default-outline-level=""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default-outline-level="" style:list-style-name="">
      <style:paragraph-properties fo:margin-top="0cm" fo:margin-bottom="0.847cm" loext:contextual-spacing="false"/>
    </style:style>
    <style:style style:name="Título_20_1_20_sem_20_numero" style:display-name="Título 1 sem numero" style:family="paragraph" style:parent-style-name="Heading_20_1" style:default-outline-level="" style:list-style-name="">
      <style:paragraph-properties fo:margin-top="5.045cm" fo:margin-bottom="1.482cm" loext:contextual-spacing="false"/>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text-indent="0cm" style:auto-text-indent="false"/>
      <style:text-properties fo:font-weight="bold" style:font-weight-asian="bold"/>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7">
      <style:paragraph-properties fo:margin-top="0cm" fo:margin-bottom="0.423cm" loext:contextual-spacing="true"/>
    </style:style>
    <style:style style:name="Alínea_20__28_I_29_" style:display-name="Alínea (I)" style:family="paragraph" style:parent-style-name="Standard" style:next-style-name="Parágrafo" style:list-style-name="WW8Num39">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5">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hyphenation-ladder-count="no-limit" fo:text-indent="0cm" style:auto-text-indent="false"/>
      <style:text-properties fo:font-weight="bold" style:font-weight-asian="bold" style:font-size-complex="12pt" style:font-weight-complex="bold" fo:hyphenate="false" fo:hyphenation-remain-char-count="2" fo:hyphenation-push-char-count="2"/>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default-outline-level="" style:list-style-name="">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Citação_20__20_longa" style:display-name="Citação  longa" style:family="paragraph" style:parent-style-name="Standard" style:next-style-name="Standard">
      <style:paragraph-properties fo:margin-left="4.001cm" fo:margin-right="0cm" fo:margin-top="0.635cm" fo:margin-bottom="0.635cm" loext:contextual-spacing="false" fo:line-height="100%" fo:text-align="justify" style:justify-single-word="false" fo:text-indent="0cm" style:auto-text-indent="false"/>
      <style:text-properties fo:font-size="11pt" style:font-size-asian="11pt"/>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default-outline-level="2" style:list-style-name="">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default-outline-level="" style:list-style-name="">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5">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4"/>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none" style:country-asian="none"/>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Heading"/>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48"/>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CITAÇÃO">
      <style:paragraph-properties fo:keep-together="always" fo:keep-with-next="always"/>
      <style:text-properties fo:color="#000000" fo:font-size="10pt" style:font-size-asian="10pt" style:font-size-complex="12pt"/>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citação_20_direta_20_longa" style:display-name="citação direta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Citacao" style:family="paragraph" style:parent-style-name="Standard">
      <style:paragraph-properties fo:margin-left="4.001cm" fo:margin-right="0cm" fo:margin-top="0cm" fo:margin-bottom="1.27cm" loext:contextual-spacing="false" fo:text-align="justify" style:justify-single-word="false" fo:hyphenation-ladder-count="no-limit" fo:text-indent="1.251cm" style:auto-text-indent="false"/>
      <style:text-properties fo:font-size="11pt" style:font-size-asian="11pt" style:font-name-complex="Arial" style:font-family-complex="Arial" style:font-family-generic-complex="swiss" style:font-pitch-complex="variable" style:font-size-complex="11pt"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default-outline-level="5" style:list-style-name="">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default-outline-level="" style:list-style-name="">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fals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default-outline-level="" style:list-style-name="">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Titulo_20_1" style:display-name="Titulo 1" style:family="paragraph" style:parent-style-name="Standard" style:next-style-name="Standard">
      <style:paragraph-properties fo:margin-top="0cm" fo:margin-bottom="0.635cm" loext:contextual-spacing="false" fo:text-align="start" style:justify-single-word="false"/>
      <style:text-properties fo:text-transform="uppercas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default-outline-level="1" style:list-style-name="">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default-outline-level="" style:list-style-name="">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default-outline-level="" style:list-style-name="">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default-outline-level="" style:list-style-name="">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Citação_20_Intensa">
      <style:paragraph-properties fo:margin-left="4.001cm" fo:margin-right="0cm" fo:line-height="100%" fo:text-indent="0cm" style:auto-text-indent="false"/>
      <style:text-properties fo:font-size="11pt" fo:language="pt" fo:country="BR" fo:font-style="normal" style:font-size-asian="11pt" style:font-style-asian="normal"/>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default-outline-level="2" style:list-style-name="">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CITAÇÃO">
      <style:paragraph-properties fo:text-align="justify" style:justify-single-word="false"/>
      <style:text-properties fo:font-size="12pt" fo:language="pt" fo:country="BR"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default-outline-level=""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plex="Times New Roman" style:font-family-complex="'Times New Roman'"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plex="Times New Roman" style:font-family-complex="'Times New Roman'"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Código_20_HTML" style:display-name="Códig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parent-style-name="Fonte_20_parág._20_padrão">
      <style:text-properties fo:font-style="italic" style:font-style-asian="italic" style:font-style-complex="italic"/>
    </style:style>
    <style:style style:name="Emphasis" style:family="text" style:parent-style-name="Fonte_20_parág._20_padrão">
      <style:text-properties fo:font-style="italic" style:font-style-asian="italic" style:font-style-complex="italic"/>
    </style:style>
    <style:style style:name="Exemplo_20_HTML" style:display-name="Exemplo HTML" style:family="text" style:parent-style-name="Fonte_20_parág._20_padrão">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parent-style-name="Fonte_20_parág._20_padrão">
      <style:text-properties style:text-position="super 58%"/>
    </style:style>
    <style:style style:name="Teclado_20_HTML" style:display-name="Teclad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ável_20_HTML" style:display-name="Variável HTML" style:family="text" style:parent-style-name="Fonte_20_parág._20_padrão">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parent-style-name="Fonte_20_parág._20_padrão">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parent-style-name="Fonte_20_parág._20_padrã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parent-style-name="Fonte_20_parág._20_padrão">
      <style:text-properties style:font-name-complex="Times New Roman" style:font-family-complex="'Times New Roman'" style:font-family-generic-complex="roman" style:font-pitch-complex="variable"/>
    </style:style>
    <style:style style:name="gwt-inlinehtml" style:family="text" style:parent-style-name="Fonte_20_parág._20_padrão">
      <style:text-properties fo:background-color="#d9e6f7" style:font-name-complex="Times New Roman" style:font-family-complex="'Times New Roman'" style:font-family-generic-complex="roman" style:font-pitch-complex="variable" loext:padding="0cm" loext:border="0.74pt solid #dddddd"/>
    </style:style>
    <style:style style:name="hps" style:family="text" style:parent-style-name="Fonte_20_parág._20_padrão"/>
    <style:style style:name="long_5f_text" style:display-name="long_text" style:family="text" style:parent-style-name="Fonte_20_parág._20_padrão"/>
    <style:style style:name="Fonte_20_parág._20_padrão1" style:display-name="Fonte parág. padrão1" style:family="text"/>
    <style:style style:name="long_5f_text1" style:display-name="long_text1" style:family="text" style:parent-style-name="Fonte_20_parág._20_padrão1">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parent-style-name="Fonte_20_parág._20_padrão">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parent-style-name="Fonte_20_parág._20_padrão">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parent-style-name="Fonte_20_parág._20_padrão">
      <style:text-properties style:font-name-complex="Times New Roman" style:font-family-complex="'Times New Roman'" style:font-family-generic-complex="roman" style:font-pitch-complex="variable"/>
    </style:style>
    <style:style style:name="Cabeçalho_20_Char" style:display-name="Cabeçalho Char" style:family="text" style:parent-style-name="Fonte_20_parág._20_padrão">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parent-style-name="Fonte_20_parág._20_padrão">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parent-style-name="Fonte_20_parág._20_padrão">
      <style:text-properties style:font-name-complex="Times New Roman" style:font-family-complex="'Times New Roman'" style:font-family-generic-complex="roman" style:font-pitch-complex="variable"/>
    </style:style>
    <style:style style:name="Referência_20_Intensa" style:display-name="Referência Intensa"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parent-style-name="Fonte_20_parág._20_padrão">
      <style:text-properties fo:font-size="12pt" style:text-underline-style="solid" style:text-underline-width="auto" style:text-underline-color="font-color" style:font-size-asian="12pt" style:font-size-complex="12pt"/>
    </style:style>
    <style:style style:name="Char_20_Char_20_Char" style:display-name="Char Char Char" style:family="text" style:parent-style-name="Fonte_20_parág._20_padrão">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parent-style-name="Fonte_20_parág._20_padrão">
      <style:text-properties style:text-position="super 58%"/>
    </style:style>
    <style:style style:name="Citação_20_Char" style:display-name="Citação Char" style:family="text" style:parent-style-name="Fonte_20_parág._20_padrão">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parent-style-name="Fonte_20_parág._20_padrão">
      <style:text-properties text:display="none"/>
    </style:style>
    <style:style style:name="jrnl" style:family="text" style:parent-style-name="Fonte_20_parág._20_padrão">
      <style:text-properties style:font-name-complex="Times New Roman" style:font-family-complex="'Times New Roman'" style:font-family-generic-complex="roman" style:font-pitch-complex="variable"/>
    </style:style>
    <style:style style:name="Subtle_20_Emphasis" style:display-name="Subtle Emphasis" style:family="text" style:parent-style-name="Fonte_20_parág._20_padrão">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parent-style-name="Fonte_20_parág._20_padrão">
      <style:text-properties style:font-name-complex="Times New Roman" style:font-family-complex="'Times New Roman'" style:font-family-generic-complex="roman" style:font-pitch-complex="variable"/>
    </style:style>
    <style:style style:name="WW-Fonte_20_parág._20_padrão1" style:display-name="WW-Fonte parág. padrão1" style:family="text"/>
    <style:style style:name="Ref._20_de_20_comentário1" style:display-name="Ref. de comentário1" style:family="text" style:parent-style-name="WW-Fonte_20_parág._20_padrão1">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parent-style-name="Fonte_20_parág._20_padrão1">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parent-style-name="Fonte_20_parág._20_padrão">
      <style:text-properties fo:color="#7e7e7e" fo:font-size="9pt" fo:text-shadow="none" style:font-size-asian="9pt" style:font-size-complex="9pt"/>
    </style:style>
    <style:style style:name="editsection" style:family="text" style:parent-style-name="Fonte_20_parág._20_padrão"/>
    <style:style style:name="mw-headline" style:family="text" style:parent-style-name="Fonte_20_parág._20_padrão">
      <style:text-properties style:font-name-complex="Times New Roman" style:font-family-complex="'Times New Roman'" style:font-family-generic-complex="roman" style:font-pitch-complex="variable"/>
    </style:style>
    <style:style style:name="postbody1" style:family="text" style:parent-style-name="Fonte_20_parág._20_padrão">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parent-style-name="Fonte_20_parág._20_padrão1">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parent-style-name="Fonte_20_parág._20_padrão">
      <style:text-properties style:font-name-complex="Times New Roman" style:font-family-complex="'Times New Roman'" style:font-family-generic-complex="roman" style:font-pitch-complex="variable"/>
    </style:style>
    <style:style style:name="doi" style:family="text" style:parent-style-name="Fonte_20_parág._20_padrão">
      <style:text-properties style:font-name-complex="Times New Roman" style:font-family-complex="'Times New Roman'" style:font-family-generic-complex="roman" style:font-pitch-complex="variable"/>
    </style:style>
    <style:style style:name="goog-submenu-arrow2" style:family="text" style:parent-style-name="Fonte_20_parág._20_padrão">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parent-style-name="Fonte_20_parág._20_padrão">
      <style:text-properties style:font-name-complex="Times New Roman" style:font-family-complex="'Times New Roman'" style:font-family-generic-complex="roman" style:font-pitch-complex="variable"/>
    </style:style>
    <style:style style:name="hidden" style:family="text" style:parent-style-name="Fonte_20_parág._20_padrão">
      <style:text-properties style:font-name-complex="Times New Roman" style:font-family-complex="'Times New Roman'" style:font-family-generic-complex="roman" style:font-pitch-complex="variable"/>
    </style:style>
    <style:style style:name="hit" style:family="text" style:parent-style-name="Fonte_20_parág._20_padrão">
      <style:text-properties style:font-name-complex="Times New Roman" style:font-family-complex="'Times New Roman'" style:font-family-generic-complex="roman" style:font-pitch-complex="variable"/>
    </style:style>
    <style:style style:name="info" style:family="text" style:parent-style-name="Fonte_20_parág._20_padrão">
      <style:text-properties style:font-name-complex="Times New Roman" style:font-family-complex="'Times New Roman'" style:font-family-generic-complex="roman" style:font-pitch-complex="variable"/>
    </style:style>
    <style:style style:name="issue" style:family="text" style:parent-style-name="Fonte_20_parág._20_padrão">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parent-style-name="Fonte_20_parág._20_padrão1">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parent-style-name="Fonte_20_parág._20_padrão">
      <style:text-properties style:font-name-complex="Times New Roman" style:font-family-complex="'Times New Roman'" style:font-family-generic-complex="roman" style:font-pitch-complex="variable"/>
    </style:style>
    <style:style style:name="pages" style:family="text" style:parent-style-name="Fonte_20_parág._20_padrão">
      <style:text-properties style:font-name-complex="Times New Roman" style:font-family-complex="'Times New Roman'" style:font-family-generic-complex="roman" style:font-pitch-complex="variable"/>
    </style:style>
    <style:style style:name="pagination" style:family="text" style:parent-style-name="Fonte_20_parág._20_padrão">
      <style:text-properties style:font-name-complex="Times New Roman" style:font-family-complex="'Times New Roman'" style:font-family-generic-complex="roman" style:font-pitch-complex="variable"/>
    </style:style>
    <style:style style:name="publisher" style:family="text" style:parent-style-name="Fonte_20_parág._20_padrão">
      <style:text-properties style:font-name-complex="Times New Roman" style:font-family-complex="'Times New Roman'" style:font-family-generic-complex="roman" style:font-pitch-complex="variable"/>
    </style:style>
    <style:style style:name="referencetext" style:family="text" style:parent-style-name="Fonte_20_parág._20_padrão">
      <style:text-properties style:font-name-complex="Times New Roman" style:font-family-complex="'Times New Roman'" style:font-family-generic-complex="roman" style:font-pitch-complex="variable"/>
    </style:style>
    <style:style style:name="title-link-wrapper" style:family="text" style:parent-style-name="Fonte_20_parág._20_padrão">
      <style:text-properties style:font-name-complex="Times New Roman" style:font-family-complex="'Times New Roman'" style:font-family-generic-complex="roman" style:font-pitch-complex="variable"/>
    </style:style>
    <style:style style:name="volume" style:family="text" style:parent-style-name="Fonte_20_parág._20_padrão">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parent-style-name="Fonte_20_parág._20_padrão">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parent-style-name="Fonte_20_parág._20_padrão1">
      <style:text-properties style:text-position="super 58%"/>
    </style:style>
    <style:style style:name="cit_20_Char_20_Char_20_Char" style:display-name="cit Char Char Char" style:family="text" style:parent-style-name="Fonte_20_parág._20_padrão">
      <style:text-properties fo:language="pt" fo:country="BR" style:language-complex="ar" style:country-complex="SA"/>
    </style:style>
    <style:style style:name="cit_20_recuo_20_Char_20_Char" style:display-name="cit recuo Char Char" style:family="text" style:parent-style-name="cit_20_Char_20_Char_20_Char">
      <style:text-properties style:font-name="Arial" fo:font-family="Arial" style:font-family-generic="swiss" style:font-pitch="variable" style:font-name-complex="Arial" style:font-family-complex="Arial" style:font-family-generic-complex="swiss" style:font-pitch-complex="variable"/>
    </style:style>
    <style:style style:name="CITAÇÃO_20_Char" style:display-name="CITAÇÃO Char" style:family="text" style:parent-style-name="Fonte_20_parág._20_padrão">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parent-style-name="Fonte_20_parág._20_padrão">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parent-style-name="Fonte_20_parág._20_padrão6">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parent-style-name="Footnote_20_Symbol">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parent-style-name="Fonte_20_parág._20_padrão">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parent-style-name="Fonte_20_parág._20_padrão">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parent-style-name="Fonte_20_parág._20_padrão1">
      <style:text-properties style:text-position="super 58%"/>
    </style:style>
    <style:style style:name="Book_20_Title" style:display-name="Book Title" style:family="text" style:parent-style-name="Fonte_20_parág._20_padrão">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parent-style-name="Fonte_20_parág._20_padrão">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parent-style-name="Fonte_20_parág._20_padrão">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parent-style-name="Fonte_20_parág._20_padrão">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parent-style-name="Fonte_20_parág._20_padrão">
      <style:text-properties fo:color="#444444"/>
    </style:style>
    <style:style style:name="verdana_5f_10_5f_branco1" style:display-name="verdana_10_branco1" style:family="text" style:parent-style-name="Fonte_20_parág._20_padrão">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parent-style-name="Fonte_20_parág._20_padrão1">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parent-style-name="Fonte_20_parág._20_padrão1">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parent-style-name="Fonte_20_parág._20_padrão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parent-style-name="Fonte_20_parág._20_padrão1">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parent-style-name="Fonte_20_parág._20_padrão">
      <style:text-properties style:font-name-complex="Times New Roman" style:font-family-complex="'Times New Roman'" style:font-family-generic-complex="roman" style:font-pitch-complex="variable"/>
    </style:style>
    <style:style style:name="l1" style:family="text" style:parent-style-name="Fonte_20_parág._20_padrão">
      <style:text-properties fo:color="#0000cc"/>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parent-style-name="Fonte_20_parág._20_padrão">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parent-style-name="Fonte_20_parág._20_padrão">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parent-style-name="Fonte_20_parág._20_padrão">
      <style:text-properties fo:color="#ff0000" fo:font-weight="bold" style:font-weight-asian="bold" style:font-weight-complex="bold"/>
    </style:style>
    <style:style style:name="tx_5f_tit_5f_doutrina1" style:display-name="tx_tit_doutrina1" style:family="text" style:parent-style-name="Fonte_20_parág._20_padrão">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parent-style-name="Fonte_20_parág._20_padrão">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Fonte_20_parág._20_padrão">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Fonte_20_parág._20_padrão">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parent-style-name="Fonte_20_parág._20_padrão">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parent-style-name="Fonte_20_parág._20_padrão1">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parent-style-name="Fonte_20_parág._20_padrão1">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itação_20_Intensa_20_Char" style:display-name="Citação Intensa Char" style:family="text">
      <style:text-properties style:font-name="Arial" fo:font-family="Arial"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1pt" style:language-complex="en" style:country-complex="US"/>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parent-style-name="Fonte_20_parág._20_padrão">
      <style:text-properties fo:text-transform="uppercase" style:font-name="Arial" fo:font-family="Arial" style:font-family-generic="swiss" style:font-pitch="variable" fo:font-size="12pt" fo:language="pt" fo:country="BR"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parent-style-name="Fonte_20_parág._20_padrão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parent-style-name="Fonte_20_parág._20_padrão1">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parent-style-name="Fonte_20_parág._20_padrão1">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CIT_20_Char" style:display-name="CIT Char" style:family="text" style:parent-style-name="CITAÇÃO_20_Char"/>
    <style:style style:name="valor4" style:family="text" style:parent-style-name="Fonte_20_parág._20_padrão">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6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6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6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8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8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8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8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8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0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0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0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0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0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4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48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1.251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1"><draw:text-box fo:min-height="0.058cm" fo:min-width="0.041cm"><text:p text:style-name="Header"><text:span text:style-name="Page_20_Number"><text:page-number text:select-page="current">2</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Artigo de Periódico - ABNT</dc:title>
    <meta:initial-creator>Unisinos</meta:initial-creator>
    <meta:creation-date>2012-06-01T16:00:00</meta:creation-date>
    <dc:date>2019-02-19T10:37:30.798000000</dc:date>
    <meta:editing-cycles>11</meta:editing-cycles>
    <meta:editing-duration>PT3H38M13S</meta:editing-duration>
    <meta:generator>LibreOffice/6.1.3.2$Windows_X86_64 LibreOffice_project/86daf60bf00efa86ad547e59e09d6bb77c699acb</meta:generator>
    <meta:document-statistic meta:table-count="0" meta:image-count="0" meta:object-count="0" meta:page-count="2" meta:paragraph-count="22" meta:word-count="302" meta:character-count="2016" meta:non-whitespace-character-count="1724"/>
    <meta:user-defined meta:name="Mendeley Citation Style_1">http://www.zotero.org/styles/associacao-brasileira-de-normas-tecnicas</meta:user-defined>
    <meta:user-defined meta:name="Mendeley Document_1">True</meta:user-defined>
    <meta:user-defined meta:name="Mendeley Unique User Id_1">35137154-ca2d-3714-acfd-f4d8df83e974</meta:user-defined>
  </office:meta>
</office:document-meta>
</file>